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5" table:default-cell-style-name="ce108"/>
        <table:table-column table:style-name="co4" table:number-columns-repeated="5" table:default-cell-style-name="ce108"/>
        <table:table-column table:style-name="co4" table:number-columns-repeated="100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8" table:number-columns-repeated="13"/>
          <table:table-cell table:style-name="ce24" table:number-columns-repeated="40"/>
          <table:table-cell table:style-name="ce27" table:number-columns-repeated="961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1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1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office:value-type="date" office:date-value="2020-10-13" calcext:value-type="date">
            <text:p>13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9"/>
          <table:table-cell table:style-name="ce24" table:number-columns-repeated="40"/>
          <table:table-cell table:style-name="ce27" table:number-columns-repeated="961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3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5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5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3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5"/>
          <table:table-cell table:number-columns-repeated="1007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5"/>
          <table:table-cell table:number-columns-repeated="1007"/>
        </table:table-row>
        <table:table-row table:style-name="ro9">
          <table:table-cell table:number-columns-repeated="2"/>
          <table:table-cell table:style-name="ce104" table:number-columns-repeated="15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5"/>
          <table:table-cell table:number-columns-repeated="1007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5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5"/>
          <table:table-cell table:number-columns-repeated="1007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5"/>
          <table:table-cell table:number-columns-repeated="1007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8" table:default-cell-style-name="ce108"/>
        <table:table-column table:style-name="co4" table:number-columns-repeated="5" table:default-cell-style-name="ce108"/>
        <table:table-column table:style-name="co4" table:number-columns-repeated="98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6" table:number-rows-spanned="1">
            <text:p>Architectures</text:p>
          </table:table-cell>
          <table:covered-table-cell table:number-columns-repeated="15" table:style-name="ce16"/>
          <table:table-cell table:style-name="ce16" office:value-type="string" calcext:value-type="string" table:number-columns-spanned="2" table:number-rows-spanned="1">
            <text:p>Langage</text:p>
          </table:table-cell>
          <table:covered-table-cell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4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41" office:value-type="string" calcext:value-type="string">
            <text:p>Exercices d’applicaion ?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flottants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48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48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4"/>
          <table:table-cell table:style-name="ce24" table:number-columns-repeated="40"/>
          <table:table-cell table:style-name="ce27" table:number-columns-repeated="94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6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8"/>
          <table:table-cell table:number-columns-repeated="99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4" table:default-cell-style-name="ce108"/>
        <table:table-column table:style-name="co4" table:number-columns-repeated="5" table:default-cell-style-name="ce108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5" table:number-rows-spanned="1">
            <text:p>architectures</text:p>
          </table:table-cell>
          <table:covered-table-cell table:number-columns-repeated="4" table:style-name="ce16"/>
          <table:table-cell table:style-name="ce16" table:number-columns-repeated="12"/>
          <table:table-cell table:style-name="ce24" table:number-columns-repeated="40"/>
          <table:table-cell table:style-name="ce27" table:number-columns-repeated="950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1" office:value-type="string" calcext:value-type="string">
            <text:p>Listes chaînées</text:p>
          </table:table-cell>
          <table:table-cell table:style-name="ce41" office:value-type="string" calcext:value-type="string">
            <text:p>Exercices liste chaînées</text:p>
          </table:table-cell>
          <table:table-cell table:style-name="ce40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Interblocage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table:number-columns-repeated="19"/>
          <table:table-cell table:style-name="ce32" table:number-columns-repeated="40"/>
          <table:table-cell table:style-name="ce33" table:number-columns-repeated="950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19"/>
          <table:table-cell table:style-name="ce24" table:number-columns-repeated="40"/>
          <table:table-cell table:style-name="ce27" table:number-columns-repeated="950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5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96"/>
        </table:table-row>
        <table:table-row table:style-name="ro5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6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6"/>
          <table:table-cell table:number-columns-repeated="996"/>
        </table:table-row>
        <table:table-row table:style-name="ro5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5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6"/>
          <table:table-cell table:number-columns-repeated="996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6"/>
          <table:table-cell table:number-columns-repeated="996"/>
        </table:table-row>
        <table:table-row table:style-name="ro9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6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6"/>
          <table:table-cell table:number-columns-repeated="996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6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6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6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6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6"/>
          <table:table-cell table:number-columns-repeated="99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1:00:36.979839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0-05T18:07:57.675255045</dc:date>
    <meta:editing-duration>P56DT16H48M25S</meta:editing-duration>
    <meta:editing-cycles>553</meta:editing-cycles>
    <meta:generator>LibreOffice/6.1.5.2$Linux_X86_64 LibreOffice_project/10$Build-2</meta:generator>
    <meta:document-statistic meta:table-count="3" meta:cell-count="538" meta:object-count="0"/>
  </office:meta>
</office:document-meta>
</file>